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Why are there so many different types of computer languages?</text:p>
      <text:p text:style-name="Standard">  <text:s text:c="3"/>Lack of rigorous industry standards may be a culprit of this proliferation. <text:s/>It was in universities that many of these standard languages were formed in isolated environments. <text:s/>Researchers put great efforts into developing languages for specific machines and then using them to create programs together, forming a subculture specific to their environment. <text:s/>The creation of the Internet and the standardization of hardware has since connected these programming communities, however the remains of the historical subcultures still seems to remain to varying degrees. <text:s/>Haskell as an example, survive mainly on the cultural fervor that surround them. <text:s/>It seems from my perspective, some core reasons for the differences are historical <text:s/>and functionality   </text:p>
      <text:p text:style-name="Standard"><text:s text:c="5"/>On a structural level, different computer languages are suited to different tasks.  Low level languages like machine and assembly, differ from the higher level languages, which are more robust and human readable.  Neither can be said to be better than the other, they are too different.  c++ and c are better for software engineering, while Javascript and PHP lend themselves to web development. <text:s/>There are also different styles such as object oriented and functional. <text:s/></text:p>
      <text:p text:style-name="Standa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15T18:37:42</meta:creation-date>
    <dc:date>2014-09-16T18:01:55</dc:date>
    <meta:editing-duration>PT1H2S</meta:editing-duration>
    <meta:editing-cycles>4</meta:editing-cycles>
    <meta:generator>LibreOffice/3.5$Linux_X86_64 LibreOffice_project/350m1$Build-2</meta:generator>
    <meta:document-statistic meta:table-count="0" meta:image-count="0" meta:object-count="0" meta:page-count="1" meta:paragraph-count="4" meta:word-count="195" meta:character-count="1293" meta:non-whitespace-character-count="1077"/>
  </office:meta>
</office:document-meta>
</file>